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7E000004236EAED18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zonder_20_vulling_20_en_20_geen_20_lijn">
      <style:graphic-properties draw:stroke="none" draw:marker-start="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59cm" draw:marker-start-width="0.438cm" draw:marker-end-width="0.438cm" svg:stroke-opacity="30%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081cm" svg:stroke-color="#00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fill="none" draw:opacity="100%" draw:opacity-name="Transparency_20_1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start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text-style-name="P1" draw:layer="layout" svg:width="50.8cm" svg:height="27.869cm" svg:x="3.513cm" svg:y="1.741cm">
          <draw:image xlink:href="Pictures/100000000000077E000004236EAED180.jpg" xlink:type="simple" xlink:show="embed" xlink:actuate="onLoad">
            <text:p/>
          </draw:image>
        </draw:frame>
        <draw:line draw:style-name="gr2" draw:text-style-name="P2" draw:layer="layout" svg:x1="3.491cm" svg:y1="1.296cm" svg:x2="54.326cm" svg:y2="1.294cm">
          <text:p/>
        </draw:line>
        <draw:line draw:style-name="gr2" draw:text-style-name="P2" draw:layer="layout" svg:x1="28.936cm" svg:y1="3.799cm" svg:x2="54.324cm" svg:y2="3.799cm">
          <text:p/>
        </draw:line>
        <draw:line draw:style-name="gr2" draw:text-style-name="P2" draw:layer="layout" svg:x1="28.834cm" svg:y1="2.871cm" svg:x2="3.434cm" svg:y2="2.871cm">
          <text:p/>
        </draw:line>
        <draw:line draw:style-name="gr2" draw:text-style-name="P2" draw:layer="layout" svg:x1="50.496cm" svg:y1="10.358cm" svg:x2="54.437cm" svg:y2="10.358cm">
          <text:p/>
        </draw:line>
        <draw:line draw:style-name="gr2" draw:text-style-name="P2" draw:layer="layout" svg:x1="7.262cm" svg:y1="10.64cm" svg:x2="3.434cm" svg:y2="10.64cm">
          <text:p/>
        </draw:line>
        <draw:line draw:style-name="gr2" draw:text-style-name="P2" draw:layer="layout" svg:x1="39.7cm" svg:y1="18.106cm" svg:x2="39.7cm" svg:y2="28.07cm">
          <text:p/>
        </draw:line>
        <draw:line draw:style-name="gr2" draw:text-style-name="P2" draw:layer="layout" svg:x1="39.723cm" svg:y1="26.281cm" svg:x2="50.483cm" svg:y2="26.28cm">
          <text:p/>
        </draw:line>
        <draw:line draw:style-name="gr2" draw:text-style-name="P2" draw:layer="layout" svg:x1="28.932cm" svg:y1="26.098cm" svg:x2="39.692cm" svg:y2="26.097cm">
          <text:p/>
        </draw:line>
        <draw:line draw:style-name="gr3" draw:text-style-name="P2" draw:layer="layout" svg:x1="18.149cm" svg:y1="9.609cm" svg:x2="28.918cm" svg:y2="9.609cm">
          <text:p text:style-name="P2">305</text:p>
          <text:p text:style-name="P2"/>
        </draw:line>
        <draw:line draw:style-name="gr3" draw:text-style-name="P2" draw:layer="layout" svg:x1="7.334cm" svg:y1="9.33cm" svg:x2="18.103cm" svg:y2="9.33cm">
          <text:p text:style-name="P2">305</text:p>
          <text:p text:style-name="P2"/>
        </draw:line>
        <draw:line draw:style-name="gr2" draw:text-style-name="P2" draw:layer="layout" svg:x1="50.518cm" svg:y1="28.667cm" svg:x2="50.518cm" svg:y2="16.992cm">
          <text:p/>
        </draw:line>
        <draw:g>
          <draw:line draw:style-name="gr2" draw:text-style-name="P2" draw:layer="layout" svg:x1="45.048cm" svg:y1="25.788cm" svg:x2="44.155cm" svg:y2="26.681cm">
            <text:p/>
          </draw:line>
          <draw:line draw:style-name="gr2" draw:text-style-name="P2" draw:layer="layout" svg:x1="45.393cm" svg:y1="25.721cm" svg:x2="44.5cm" svg:y2="26.614cm">
            <text:p/>
          </draw:line>
        </draw:g>
        <draw:g>
          <draw:line draw:style-name="gr2" draw:text-style-name="P2" draw:layer="layout" svg:x1="34.464cm" svg:y1="25.77cm" svg:x2="33.571cm" svg:y2="26.663cm">
            <text:p/>
          </draw:line>
          <draw:line draw:style-name="gr2" draw:text-style-name="P2" draw:layer="layout" svg:x1="34.809cm" svg:y1="25.703cm" svg:x2="33.916cm" svg:y2="26.596cm">
            <text:p/>
          </draw:line>
        </draw:g>
        <draw:g>
          <draw:line draw:style-name="gr2" draw:text-style-name="P2" draw:layer="layout" svg:x1="24.703cm" svg:y1="9.175cm" svg:x2="23.81cm" svg:y2="10.068cm">
            <text:p/>
          </draw:line>
          <draw:line draw:style-name="gr2" draw:text-style-name="P2" draw:layer="layout" svg:x1="25.048cm" svg:y1="9.108cm" svg:x2="24.155cm" svg:y2="10.001cm">
            <text:p/>
          </draw:line>
        </draw:g>
        <draw:g>
          <draw:line draw:style-name="gr2" draw:text-style-name="P2" draw:layer="layout" svg:x1="15.841cm" svg:y1="8.831cm" svg:x2="14.948cm" svg:y2="9.724cm">
            <text:p/>
          </draw:line>
          <draw:line draw:style-name="gr2" draw:text-style-name="P2" draw:layer="layout" svg:x1="16.186cm" svg:y1="8.764cm" svg:x2="15.293cm" svg:y2="9.657cm">
            <text:p/>
          </draw:line>
        </draw:g>
        <draw:g>
          <draw:line draw:style-name="gr2" draw:text-style-name="P2" draw:layer="layout" svg:x1="39.896cm" svg:y1="3.368cm" svg:x2="39.003cm" svg:y2="4.261cm">
            <text:p/>
          </draw:line>
          <draw:line draw:style-name="gr2" draw:text-style-name="P2" draw:layer="layout" svg:x1="40.241cm" svg:y1="3.301cm" svg:x2="39.348cm" svg:y2="4.194cm">
            <text:p/>
          </draw:line>
        </draw:g>
        <draw:g>
          <draw:line draw:style-name="gr2" draw:text-style-name="P2" draw:layer="layout" svg:x1="20.075cm" svg:y1="2.393cm" svg:x2="19.182cm" svg:y2="3.286cm">
            <text:p/>
          </draw:line>
          <draw:line draw:style-name="gr2" draw:text-style-name="P2" draw:layer="layout" svg:x1="20.42cm" svg:y1="2.326cm" svg:x2="19.527cm" svg:y2="3.219cm">
            <text:p/>
          </draw:line>
        </draw:g>
        <draw:line draw:style-name="gr2" draw:text-style-name="P2" draw:layer="layout" svg:x1="28.965cm" svg:y1="12.342cm" svg:x2="50.484cm" svg:y2="12.376cm">
          <text:p/>
        </draw:line>
        <draw:line draw:style-name="gr3" draw:text-style-name="P2" draw:layer="layout" svg:x1="7.382cm" svg:y1="13.875cm" svg:x2="28.901cm" svg:y2="13.909cm">
          <text:p text:style-name="P2">610</text:p>
          <text:p text:style-name="P2"/>
        </draw:line>
        <draw:g>
          <draw:line draw:style-name="gr2" draw:text-style-name="P2" draw:layer="layout" svg:x1="46.348cm" svg:y1="11.955cm" svg:x2="45.455cm" svg:y2="12.848cm">
            <text:p/>
          </draw:line>
          <draw:line draw:style-name="gr2" draw:text-style-name="P2" draw:layer="layout" svg:x1="46.693cm" svg:y1="11.888cm" svg:x2="45.8cm" svg:y2="12.781cm">
            <text:p/>
          </draw:line>
        </draw:g>
        <draw:g>
          <draw:line draw:style-name="gr2" draw:text-style-name="P2" draw:layer="layout" svg:x1="16.825cm" svg:y1="13.44cm" svg:x2="15.932cm" svg:y2="14.333cm">
            <text:p/>
          </draw:line>
          <draw:line draw:style-name="gr2" draw:text-style-name="P2" draw:layer="layout" svg:x1="17.17cm" svg:y1="13.373cm" svg:x2="16.277cm" svg:y2="14.266cm">
            <text:p/>
          </draw:line>
        </draw:g>
        <draw:line draw:style-name="gr2" draw:text-style-name="P2" draw:layer="layout" svg:x1="3.493cm" svg:y1="4.38cm" svg:x2="54.293cm" svg:y2="4.38cm">
          <text:p/>
        </draw:line>
        <draw:line draw:style-name="gr2" draw:text-style-name="P2" draw:layer="layout" svg:x1="45.615cm" svg:y1="2.337cm" svg:x2="45.615cm" svg:y2="1.717cm">
          <text:p/>
        </draw:line>
        <draw:line draw:style-name="gr2" draw:text-style-name="P2" draw:layer="layout" svg:x1="46.405cm" svg:y1="4.263cm" svg:x2="46.405cm" svg:y2="3.643cm">
          <text:p/>
        </draw:line>
        <draw:line draw:style-name="gr2" draw:text-style-name="P2" draw:layer="layout" svg:x1="16.631cm" svg:y1="1.753cm" svg:x2="16.631cm" svg:y2="2.612cm">
          <text:p/>
        </draw:line>
        <draw:line draw:style-name="gr2" draw:text-style-name="P2" draw:layer="layout" svg:x1="16.631cm" svg:y1="3.335cm" svg:x2="16.631cm" svg:y2="4.194cm">
          <text:p/>
        </draw:line>
        <draw:line draw:style-name="gr2" draw:text-style-name="P2" draw:layer="layout" svg:x1="27.626cm" svg:y1="1.786cm" svg:x2="27.626cm" svg:y2="4.363cm">
          <text:p/>
        </draw:line>
        <draw:line draw:style-name="gr2" draw:text-style-name="P2" draw:layer="layout" svg:x1="40.7cm" svg:y1="16.831cm" svg:x2="65.582cm" svg:y2="16.831cm">
          <text:p/>
        </draw:line>
        <draw:line draw:style-name="gr2" draw:text-style-name="P2" draw:layer="layout" svg:x1="52.748cm" svg:y1="4.447cm" svg:x2="52.748cm" svg:y2="29.836cm">
          <text:p/>
        </draw:line>
        <draw:line draw:style-name="gr4" draw:text-style-name="P2" draw:layer="layout" svg:x1="13.833cm" svg:y1="11.064cm" svg:x2="13.833cm" svg:y2="4.365cm">
          <text:p/>
        </draw:line>
        <draw:line draw:style-name="gr4" draw:text-style-name="P2" draw:layer="layout" svg:x1="29.014cm" svg:y1="29.864cm" svg:x2="29.014cm" svg:y2="23.165cm">
          <text:p/>
        </draw:line>
        <draw:line draw:style-name="gr2" draw:text-style-name="P2" draw:layer="layout" svg:x1="31.333cm" svg:y1="4.363cm" svg:x2="31.333cm" svg:y2="17.778cm">
          <text:p/>
        </draw:line>
        <draw:line draw:style-name="gr2" draw:text-style-name="P2" draw:layer="layout" svg:x1="2.366cm" svg:y1="17.755cm" svg:x2="55.422cm" svg:y2="17.755cm">
          <text:p/>
        </draw:line>
        <draw:line draw:style-name="gr2" draw:text-style-name="P2" draw:layer="layout" svg:x1="2.227cm" svg:y1="26.715cm" svg:x2="55.283cm" svg:y2="26.715cm">
          <text:p/>
        </draw:line>
        <draw:line draw:style-name="gr2" draw:text-style-name="P2" draw:layer="layout" svg:x1="15.736cm" svg:y1="11.047cm" svg:x2="15.736cm" svg:y2="17.75cm">
          <text:p/>
        </draw:line>
        <draw:line draw:style-name="gr3" draw:text-style-name="P2" draw:layer="layout" svg:x1="21.657cm" svg:y1="17.778cm" svg:x2="21.611cm" svg:y2="26.69cm">
          <text:p text:style-name="P2"/>
          <text:p text:style-name="P2">253</text:p>
        </draw:line>
        <draw:line draw:style-name="gr3" draw:text-style-name="P2" draw:layer="layout" svg:x1="29.754cm" svg:y1="26.736cm" svg:x2="29.754cm" svg:y2="29.846cm">
          <text:p text:style-name="P2"/>
          <text:p text:style-name="P2">87</text:p>
        </draw:line>
        <draw:line draw:style-name="gr3" draw:text-style-name="P2" draw:layer="layout" svg:x1="24.486cm" svg:y1="11.06cm" svg:x2="24.485cm" svg:y2="26.702cm">
          <text:p text:style-name="P2"/>
          <text:p text:style-name="P2">443</text:p>
        </draw:line>
        <draw:line draw:style-name="gr5" draw:text-style-name="P1" draw:layer="layout" svg:x1="1.801cm" svg:y1="10.893cm" svg:x2="56.576cm" svg:y2="10.892cm">
          <text:p/>
        </draw:line>
        <draw:line draw:style-name="gr5" draw:text-style-name="P1" draw:layer="layout" svg:x1="1.182cm" svg:y1="17.761cm" svg:x2="55.957cm" svg:y2="17.76cm">
          <text:p/>
        </draw:line>
        <draw:line draw:style-name="gr5" draw:text-style-name="P1" draw:layer="layout" svg:x1="1.521cm" svg:y1="4.363cm" svg:x2="56.296cm" svg:y2="4.362cm">
          <text:p/>
        </draw:line>
        <draw:line draw:style-name="gr5" draw:text-style-name="P1" draw:layer="layout" svg:x1="1.971cm" svg:y1="26.656cm" svg:x2="56.746cm" svg:y2="26.655cm">
          <text:p/>
        </draw:line>
        <draw:line draw:style-name="gr5" draw:text-style-name="P1" draw:layer="layout" svg:x1="7.178cm" svg:y1="0.957cm" svg:x2="7.177cm" svg:y2="31.131cm">
          <text:p/>
        </draw:line>
        <draw:line draw:style-name="gr5" draw:text-style-name="P1" draw:layer="layout" svg:x1="7.179cm" svg:y1="0.957cm" svg:x2="7.178cm" svg:y2="31.131cm">
          <text:p/>
        </draw:line>
        <draw:line draw:style-name="gr5" draw:text-style-name="P1" draw:layer="layout" svg:x1="18.101cm" svg:y1="1.464cm" svg:x2="18.1cm" svg:y2="31.638cm">
          <text:p/>
        </draw:line>
        <draw:line draw:style-name="gr5" draw:text-style-name="P1" draw:layer="layout" svg:x1="28.966cm" svg:y1="1.464cm" svg:x2="28.965cm" svg:y2="31.638cm">
          <text:p/>
        </draw:line>
        <draw:line draw:style-name="gr5" draw:text-style-name="P1" draw:layer="layout" svg:x1="39.718cm" svg:y1="1.746cm" svg:x2="39.717cm" svg:y2="31.92cm">
          <text:p/>
        </draw:line>
        <draw:line draw:style-name="gr5" draw:text-style-name="P1" draw:layer="layout" svg:x1="50.639cm" svg:y1="1.013cm" svg:x2="50.638cm" svg:y2="31.187cm">
          <text:p/>
        </draw:line>
        <draw:line draw:style-name="gr3" draw:text-style-name="P4" draw:layer="layout" svg:x1="30.676cm" svg:y1="19.462cm" svg:x2="30.676cm" svg:y2="21.446cm">
          <text:p text:style-name="P1"><text:span text:style-name="T1">56</text:span></text:p>
          <text:p text:style-name="P3"><text:span text:style-name="T1"/></text:p>
        </draw:line>
        <draw:line draw:style-name="gr3" draw:text-style-name="P5" draw:layer="layout" svg:x1="29.853cm" svg:y1="20.594cm" svg:x2="31.25cm" svg:y2="20.594cm">
          <text:p text:style-name="P3"><text:span text:style-name="T1">40</text:span></text:p>
          <text:p text:style-name="P3"><text:span text:style-name="T1"/></text:p>
        </draw:line>
        <draw:line draw:style-name="gr6" draw:text-style-name="P5" draw:layer="layout" svg:x1="29.472cm" svg:y1="20.1cm" svg:x2="31.603cm" svg:y2="20.1cm">
          <text:p text:style-name="P3"><text:span text:style-name="T1">60</text:span></text:p>
          <text:p text:style-name="P3"><text:span text:style-name="T1"/></text:p>
        </draw:line>
        <draw:line draw:style-name="gr3" draw:text-style-name="P4" draw:layer="layout" svg:x1="31.359cm" svg:y1="19.4cm" svg:x2="31.359cm" svg:y2="21.561cm">
          <text:p text:style-name="P1"><text:span text:style-name="T1">61</text:span></text:p>
          <text:p text:style-name="P3"><text:span text:style-name="T1"/></text:p>
        </draw:line>
        <draw:line draw:style-name="gr3" draw:text-style-name="P1" draw:layer="layout" svg:x1="29.47cm" svg:y1="24.932cm" svg:x2="32.089cm" svg:y2="24.932cm">
          <text:p text:style-name="P1"/>
          <text:p text:style-name="P1">74px</text:p>
        </draw:line>
        <draw:line draw:style-name="gr3" draw:text-style-name="P1" draw:layer="layout" svg:x1="37.698cm" svg:y1="23.88cm" svg:x2="37.698cm" svg:y2="24.691cm">
          <text:p text:style-name="P1">23</text:p>
          <text:p text:style-name="P1"/>
        </draw:line>
        <draw:line draw:style-name="gr3" draw:text-style-name="P1" draw:layer="layout" svg:x1="31.162cm" svg:y1="17.756cm" svg:x2="31.162cm" svg:y2="18.305cm">
          <text:p text:style-name="P1">16px</text:p>
          <text:p text:style-name="P1"/>
        </draw:line>
        <draw:line draw:style-name="gr3" draw:text-style-name="P1" draw:layer="layout" svg:x1="31.896cm" svg:y1="21.576cm" svg:x2="31.896cm" svg:y2="22.419cm">
          <text:p text:style-name="P1">24</text:p>
          <text:p text:style-name="P1"/>
        </draw:line>
        <draw:line draw:style-name="gr3" draw:text-style-name="P1" draw:layer="layout" svg:x1="37.669cm" svg:y1="17.776cm" svg:x2="37.669cm" svg:y2="22.46cm">
          <text:p text:style-name="P1">133</text:p>
          <text:p text:style-name="P1"/>
        </draw:line>
        <draw:line draw:style-name="gr3" draw:text-style-name="P1" draw:layer="layout" svg:x1="38.747cm" svg:y1="22.48cm" svg:x2="38.767cm" svg:y2="26.732cm">
          <text:p text:style-name="P1">121</text:p>
          <text:p text:style-name="P1"/>
        </draw:line>
        <draw:line draw:style-name="gr3" draw:text-style-name="P1" draw:layer="layout" svg:x1="47.373cm" svg:y1="19.403cm" svg:x2="47.373cm" svg:y2="23.956cm">
          <text:p text:style-name="P1">129</text:p>
          <text:p text:style-name="P1"/>
        </draw:line>
        <draw:line draw:style-name="gr3" draw:text-style-name="P1" draw:layer="layout" svg:x1="40.282cm" svg:y1="19.507cm" svg:x2="50.487cm" svg:y2="19.507cm">
          <text:p text:style-name="P1">289</text:p>
          <text:p text:style-name="P1"/>
        </draw:line>
        <draw:line draw:style-name="gr3" draw:text-style-name="P1" draw:layer="layout" svg:x1="40.282cm" svg:y1="24.438cm" svg:x2="47.895cm" svg:y2="24.456cm">
          <text:p text:style-name="P1">216</text:p>
          <text:p text:style-name="P1"/>
        </draw:line>
        <draw:line draw:style-name="gr3" draw:text-style-name="P1" draw:layer="layout" svg:x1="47.409cm" svg:y1="24.226cm" svg:x2="47.409cm" svg:y2="25.972cm">
          <text:p text:style-name="P1">49</text:p>
          <text:p text:style-name="P1"/>
        </draw:line>
        <draw:line draw:style-name="gr3" draw:text-style-name="P1" draw:layer="layout" svg:x1="38.131cm" svg:y1="27.286cm" svg:x2="38.131cm" svg:y2="29.302cm">
          <text:p text:style-name="P1">57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6.444cm" fo:page-height="31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5-17T16:57:23.03</dc:date>
    <meta:generator>OpenOffice/4.1.11$Win32 OpenOffice.org_project/4111m1$Build-9808</meta:generator>
    <meta:editing-duration>PT11H13M15S</meta:editing-duration>
    <meta:editing-cycles>10</meta:editing-cycles>
    <meta:document-statistic meta:object-count="80"/>
  </office:meta>
</office:document-meta>
</file>